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145.45pt"/>
    </style:style>
    <style:style style:name="co6" style:family="table-column">
      <style:table-column-properties fo:break-before="auto" style:column-width="139.44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: AEA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 Log Loss</text:p>
          </table:table-cell>
          <table:table-cell office:value-type="string" calcext:value-type="string">
            <text:p>Minibatch-SCD Log Loss</text:p>
            <text:p>No Residual Update</text:p>
          </table:table-cell>
          <table:table-cell office:value-type="string" calcext:value-type="string">
            <text:p>Minibatch-SCD Log Loss</text:p>
            <text:p>Residual Update Period=100</text:p>
          </table:table-cell>
          <table:table-cell office:value-type="string" calcext:value-type="string">
            <text:p>Minibatch-SCD Log Loss</text:p>
            <text:p>Residual Update Period=20</text:p>
          </table:table-cell>
          <table:table-cell office:value-type="string" calcext:value-type="string">
            <text:p>Minibatch-SCD Log Loss</text:p>
            <text:p>Residual Update Period=10</text:p>
          </table:table-cell>
          <table:table-cell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93317" calcext:value-type="float">
            <text:p>6.93E-01</text:p>
          </table:table-cell>
          <table:table-cell table:style-name="ce1"/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Lambda=0.01</text:p>
          </table:table-cell>
          <table:table-cell office:value-type="float" office:value="100" calcext:value-type="float">
            <text:p>100</text:p>
          </table:table-cell>
          <table:table-cell office:value-type="float" office:value="0.244709" calcext:value-type="float">
            <text:p>0.244709</text:p>
          </table:table-cell>
          <table:table-cell table:number-columns-repeated="2" office:value-type="float" office:value="0.244942" calcext:value-type="float">
            <text:p>0.244942</text:p>
          </table:table-cell>
          <table:table-cell table:style-name="ce1" office:value-type="float" office:value="0.244942" calcext:value-type="float">
            <text:p>2.45E-01</text:p>
          </table:table-cell>
          <table:table-cell office:value-type="float" office:value="0.244942" calcext:value-type="float">
            <text:p>0.244942</text:p>
          </table:table-cell>
          <table:table-cell/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00" calcext:value-type="float">
            <text:p>200</text:p>
          </table:table-cell>
          <table:table-cell office:value-type="float" office:value="0.169743" calcext:value-type="float">
            <text:p>0.169743</text:p>
          </table:table-cell>
          <table:table-cell office:value-type="float" office:value="0.215606" calcext:value-type="float">
            <text:p>0.215606</text:p>
          </table:table-cell>
          <table:table-cell office:value-type="float" office:value="0.198376" calcext:value-type="float">
            <text:p>0.198376</text:p>
          </table:table-cell>
          <table:table-cell office:value-type="float" office:value="0.175378" calcext:value-type="float">
            <text:p>0.175378</text:p>
          </table:table-cell>
          <table:table-cell office:value-type="float" office:value="0.172635" calcext:value-type="float">
            <text:p>0.172635</text:p>
          </table:table-cell>
          <table:table-cell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0.154255" calcext:value-type="float">
            <text:p>0.154255</text:p>
          </table:table-cell>
          <table:table-cell office:value-type="float" office:value="0.224807" calcext:value-type="float">
            <text:p>0.224807</text:p>
          </table:table-cell>
          <table:table-cell office:value-type="float" office:value="0.176067" calcext:value-type="float">
            <text:p>0.176067</text:p>
          </table:table-cell>
          <table:table-cell office:value-type="float" office:value="0.157615" calcext:value-type="float">
            <text:p>0.157615</text:p>
          </table:table-cell>
          <table:table-cell office:value-type="float" office:value="0.155728" calcext:value-type="float">
            <text:p>0.155728</text:p>
          </table:table-cell>
          <table:table-cell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148845" calcext:value-type="float">
            <text:p>0.148845</text:p>
          </table:table-cell>
          <table:table-cell office:value-type="float" office:value="0.232127" calcext:value-type="float">
            <text:p>0.232127</text:p>
          </table:table-cell>
          <table:table-cell office:value-type="float" office:value="0.164565" calcext:value-type="float">
            <text:p>0.164565</text:p>
          </table:table-cell>
          <table:table-cell office:value-type="float" office:value="0.150882" calcext:value-type="float">
            <text:p>0.150882</text:p>
          </table:table-cell>
          <table:table-cell office:value-type="float" office:value="0.149584" calcext:value-type="float">
            <text:p>0.149584</text:p>
          </table:table-cell>
          <table:table-cell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146261" calcext:value-type="float">
            <text:p>0.146261</text:p>
          </table:table-cell>
          <table:table-cell office:value-type="float" office:value="0.237552" calcext:value-type="float">
            <text:p>0.237552</text:p>
          </table:table-cell>
          <table:table-cell office:value-type="float" office:value="0.158685" calcext:value-type="float">
            <text:p>0.158685</text:p>
          </table:table-cell>
          <table:table-cell office:value-type="float" office:value="0.147898" calcext:value-type="float">
            <text:p>0.147898</text:p>
          </table:table-cell>
          <table:table-cell office:value-type="float" office:value="0.146857" calcext:value-type="float">
            <text:p>0.146857</text:p>
          </table:table-cell>
          <table:table-cell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41631" calcext:value-type="float">
            <text:p>0.241631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0.146356" calcext:value-type="float">
            <text:p>0.146356</text:p>
          </table:table-cell>
          <table:table-cell office:value-type="float" office:value="0.145399" calcext:value-type="float">
            <text:p>0.145399</text:p>
          </table:table-cell>
          <table:table-cell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0.143598" calcext:value-type="float">
            <text:p>0.143598</text:p>
          </table:table-cell>
          <table:table-cell office:value-type="float" office:value="0.244765" calcext:value-type="float">
            <text:p>0.244765</text:p>
          </table:table-cell>
          <table:table-cell office:value-type="float" office:value="0.153818" calcext:value-type="float">
            <text:p>0.153818</text:p>
          </table:table-cell>
          <table:table-cell office:value-type="float" office:value="0.145438" calcext:value-type="float">
            <text:p>0.145438</text:p>
          </table:table-cell>
          <table:table-cell office:value-type="float" office:value="0.144484" calcext:value-type="float">
            <text:p>0.144484</text:p>
          </table:table-cell>
          <table:table-cell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142749" calcext:value-type="float">
            <text:p>0.142749</text:p>
          </table:table-cell>
          <table:table-cell office:value-type="float" office:value="0.247219" calcext:value-type="float">
            <text:p>0.247219</text:p>
          </table:table-cell>
          <table:table-cell office:value-type="float" office:value="0.152818" calcext:value-type="float">
            <text:p>0.152818</text:p>
          </table:table-cell>
          <table:table-cell office:value-type="float" office:value="0.144815" calcext:value-type="float">
            <text:p>0.144815</text:p>
          </table:table-cell>
          <table:table-cell office:value-type="float" office:value="0.14383" calcext:value-type="float">
            <text:p>0.14383</text:p>
          </table:table-cell>
          <table:table-cell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142053" calcext:value-type="float">
            <text:p>0.142053</text:p>
          </table:table-cell>
          <table:table-cell office:value-type="float" office:value="0.249169" calcext:value-type="float">
            <text:p>0.249169</text:p>
          </table:table-cell>
          <table:table-cell office:value-type="float" office:value="0.152224" calcext:value-type="float">
            <text:p>0.152224</text:p>
          </table:table-cell>
          <table:table-cell office:value-type="float" office:value="0.144345" calcext:value-type="float">
            <text:p>0.144345</text:p>
          </table:table-cell>
          <table:table-cell office:value-type="float" office:value="0.143318" calcext:value-type="float">
            <text:p>0.143318</text:p>
          </table:table-cell>
          <table:table-cell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0.25074" calcext:value-type="float">
            <text:p>0.25074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143961" calcext:value-type="float">
            <text:p>0.143961</text:p>
          </table:table-cell>
          <table:table-cell office:value-type="float" office:value="0.142894" calcext:value-type="float">
            <text:p>0.142894</text:p>
          </table:table-cell>
          <table:table-cell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0.140959" calcext:value-type="float">
            <text:p>0.140959</text:p>
          </table:table-cell>
          <table:table-cell office:value-type="float" office:value="0.252015" calcext:value-type="float">
            <text:p>0.252015</text:p>
          </table:table-cell>
          <table:table-cell office:value-type="float" office:value="0.151618" calcext:value-type="float">
            <text:p>0.151618</text:p>
          </table:table-cell>
          <table:table-cell office:value-type="float" office:value="0.143631" calcext:value-type="float">
            <text:p>0.143631</text:p>
          </table:table-cell>
          <table:table-cell office:value-type="float" office:value="0.142531" calcext:value-type="float">
            <text:p>0.142531</text:p>
          </table:table-cell>
          <table:table-cell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0.140515" calcext:value-type="float">
            <text:p>0.140515</text:p>
          </table:table-cell>
          <table:table-cell office:value-type="float" office:value="0.253056" calcext:value-type="float">
            <text:p>0.253056</text:p>
          </table:table-cell>
          <table:table-cell office:value-type="float" office:value="0.151455" calcext:value-type="float">
            <text:p>0.151455</text:p>
          </table:table-cell>
          <table:table-cell office:value-type="float" office:value="0.14334" calcext:value-type="float">
            <text:p>0.14334</text:p>
          </table:table-cell>
          <table:table-cell office:value-type="float" office:value="0.142212" calcext:value-type="float">
            <text:p>0.142212</text:p>
          </table:table-cell>
          <table:table-cell/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0.140121" calcext:value-type="float">
            <text:p>0.140121</text:p>
          </table:table-cell>
          <table:table-cell office:value-type="float" office:value="0.253911" calcext:value-type="float">
            <text:p>0.253911</text:p>
          </table:table-cell>
          <table:table-cell office:value-type="float" office:value="0.151332" calcext:value-type="float">
            <text:p>0.151332</text:p>
          </table:table-cell>
          <table:table-cell office:value-type="float" office:value="0.143078" calcext:value-type="float">
            <text:p>0.143078</text:p>
          </table:table-cell>
          <table:table-cell office:value-type="float" office:value="0.141929" calcext:value-type="float">
            <text:p>0.141929</text:p>
          </table:table-cell>
          <table:table-cell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0.13977" calcext:value-type="float">
            <text:p>0.13977</text:p>
          </table:table-cell>
          <table:table-cell office:value-type="float" office:value="0.254613" calcext:value-type="float">
            <text:p>0.254613</text:p>
          </table:table-cell>
          <table:table-cell office:value-type="float" office:value="0.151232" calcext:value-type="float">
            <text:p>0.151232</text:p>
          </table:table-cell>
          <table:table-cell office:value-type="float" office:value="0.142841" calcext:value-type="float">
            <text:p>0.142841</text:p>
          </table:table-cell>
          <table:table-cell office:value-type="float" office:value="0.141679" calcext:value-type="float">
            <text:p>0.141679</text:p>
          </table:table-cell>
          <table:table-cell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0.139453" calcext:value-type="float">
            <text:p>0.139453</text:p>
          </table:table-cell>
          <table:table-cell office:value-type="float" office:value="0.255194" calcext:value-type="float">
            <text:p>0.255194</text:p>
          </table:table-cell>
          <table:table-cell office:value-type="float" office:value="0.151145" calcext:value-type="float">
            <text:p>0.151145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141454" calcext:value-type="float">
            <text:p>0.141454</text:p>
          </table:table-cell>
          <table:table-cell/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0.139167" calcext:value-type="float">
            <text:p>0.139167</text:p>
          </table:table-cell>
          <table:table-cell office:value-type="float" office:value="0.255671" calcext:value-type="float">
            <text:p>0.255671</text:p>
          </table:table-cell>
          <table:table-cell office:value-type="float" office:value="0.151065" calcext:value-type="float">
            <text:p>0.151065</text:p>
          </table:table-cell>
          <table:table-cell office:value-type="float" office:value="0.142427" calcext:value-type="float">
            <text:p>0.142427</text:p>
          </table:table-cell>
          <table:table-cell office:value-type="float" office:value="0.141252" calcext:value-type="float">
            <text:p>0.141252</text:p>
          </table:table-cell>
          <table:table-cell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0.138906" calcext:value-type="float">
            <text:p>0.138906</text:p>
          </table:table-cell>
          <table:table-cell office:value-type="float" office:value="0.256063" calcext:value-type="float">
            <text:p>0.256063</text:p>
          </table:table-cell>
          <table:table-cell office:value-type="float" office:value="0.150988" calcext:value-type="float">
            <text:p>0.150988</text:p>
          </table:table-cell>
          <table:table-cell office:value-type="float" office:value="0.142246" calcext:value-type="float">
            <text:p>0.142246</text:p>
          </table:table-cell>
          <table:table-cell office:value-type="float" office:value="0.141072" calcext:value-type="float">
            <text:p>0.141072</text:p>
          </table:table-cell>
          <table:table-cell/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0.138667" calcext:value-type="float">
            <text:p>0.138667</text:p>
          </table:table-cell>
          <table:table-cell office:value-type="float" office:value="0.256384" calcext:value-type="float">
            <text:p>0.256384</text:p>
          </table:table-cell>
          <table:table-cell office:value-type="float" office:value="0.150914" calcext:value-type="float">
            <text:p>0.150914</text:p>
          </table:table-cell>
          <table:table-cell office:value-type="float" office:value="0.142081" calcext:value-type="float">
            <text:p>0.142081</text:p>
          </table:table-cell>
          <table:table-cell office:value-type="float" office:value="0.140909" calcext:value-type="float">
            <text:p>0.140909</text:p>
          </table:table-cell>
          <table:table-cell/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0.138447" calcext:value-type="float">
            <text:p>0.138447</text:p>
          </table:table-cell>
          <table:table-cell office:value-type="float" office:value="0.256644" calcext:value-type="float">
            <text:p>0.256644</text:p>
          </table:table-cell>
          <table:table-cell office:value-type="float" office:value="0.15084" calcext:value-type="float">
            <text:p>0.15084</text:p>
          </table:table-cell>
          <table:table-cell office:value-type="float" office:value="0.14193" calcext:value-type="float">
            <text:p>0.14193</text:p>
          </table:table-cell>
          <table:table-cell office:value-type="float" office:value="0.140763" calcext:value-type="float">
            <text:p>0.140763</text:p>
          </table:table-cell>
          <table:table-cell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0.138244" calcext:value-type="float">
            <text:p>0.138244</text:p>
          </table:table-cell>
          <table:table-cell office:value-type="float" office:value="0.256855" calcext:value-type="float">
            <text:p>0.256855</text:p>
          </table:table-cell>
          <table:table-cell office:value-type="float" office:value="0.150767" calcext:value-type="float">
            <text:p>0.150767</text:p>
          </table:table-cell>
          <table:table-cell office:value-type="float" office:value="0.141794" calcext:value-type="float">
            <text:p>0.141794</text:p>
          </table:table-cell>
          <table:table-cell office:value-type="float" office:value="0.140632" calcext:value-type="float">
            <text:p>0.140632</text:p>
          </table:table-cell>
          <table:table-cell/>
        </table:table-row>
        <table:table-row table:style-name="ro2">
          <table:table-cell/>
          <table:table-cell office:value-type="float" office:value="2100" calcext:value-type="float">
            <text:p>2100</text:p>
          </table:table-cell>
          <table:table-cell office:value-type="float" office:value="0.138056" calcext:value-type="float">
            <text:p>0.138056</text:p>
          </table:table-cell>
          <table:table-cell office:value-type="float" office:value="0.257022" calcext:value-type="float">
            <text:p>0.257022</text:p>
          </table:table-cell>
          <table:table-cell office:value-type="float" office:value="0.150695" calcext:value-type="float">
            <text:p>0.150695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140514" calcext:value-type="float">
            <text:p>0.140514</text:p>
          </table:table-cell>
          <table:table-cell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257158" calcext:value-type="float">
            <text:p>0.257158</text:p>
          </table:table-cell>
          <table:table-cell office:value-type="float" office:value="0.150623" calcext:value-type="float">
            <text:p>0.150623</text:p>
          </table:table-cell>
          <table:table-cell office:value-type="float" office:value="0.141553" calcext:value-type="float">
            <text:p>0.141553</text:p>
          </table:table-cell>
          <table:table-cell office:value-type="float" office:value="0.140408" calcext:value-type="float">
            <text:p>0.140408</text:p>
          </table:table-cell>
          <table:table-cell/>
        </table:table-row>
        <table:table-row table:style-name="ro2">
          <table:table-cell/>
          <table:table-cell office:value-type="float" office:value="2300" calcext:value-type="float">
            <text:p>2300</text:p>
          </table:table-cell>
          <table:table-cell office:value-type="float" office:value="0.137717" calcext:value-type="float">
            <text:p>0.137717</text:p>
          </table:table-cell>
          <table:table-cell office:value-type="float" office:value="0.257265" calcext:value-type="float">
            <text:p>0.257265</text:p>
          </table:table-cell>
          <table:table-cell office:value-type="float" office:value="0.150555" calcext:value-type="float">
            <text:p>0.150555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140312" calcext:value-type="float">
            <text:p>0.140312</text:p>
          </table:table-cell>
          <table:table-cell/>
        </table:table-row>
        <table:table-row table:style-name="ro2">
          <table:table-cell/>
          <table:table-cell office:value-type="float" office:value="2400" calcext:value-type="float">
            <text:p>2400</text:p>
          </table:table-cell>
          <table:table-cell office:value-type="float" office:value="0.137564" calcext:value-type="float">
            <text:p>0.137564</text:p>
          </table:table-cell>
          <table:table-cell office:value-type="float" office:value="0.257347" calcext:value-type="float">
            <text:p>0.257347</text:p>
          </table:table-cell>
          <table:table-cell office:value-type="float" office:value="0.150488" calcext:value-type="float">
            <text:p>0.150488</text:p>
          </table:table-cell>
          <table:table-cell office:value-type="float" office:value="0.141356" calcext:value-type="float">
            <text:p>0.141356</text:p>
          </table:table-cell>
          <table:table-cell office:value-type="float" office:value="0.140226" calcext:value-type="float">
            <text:p>0.140226</text:p>
          </table:table-cell>
          <table:table-cell/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office:value-type="float" office:value="0.13742" calcext:value-type="float">
            <text:p>0.13742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150424" calcext:value-type="float">
            <text:p>0.150424</text:p>
          </table:table-cell>
          <table:table-cell office:value-type="float" office:value="0.141269" calcext:value-type="float">
            <text:p>0.141269</text:p>
          </table:table-cell>
          <table:table-cell office:value-type="float" office:value="0.140149" calcext:value-type="float">
            <text:p>0.140149</text:p>
          </table:table-cell>
          <table:table-cell/>
        </table:table-row>
        <table:table-row table:style-name="ro2">
          <table:table-cell/>
          <table:table-cell office:value-type="float" office:value="2600" calcext:value-type="float">
            <text:p>2600</text:p>
          </table:table-cell>
          <table:table-cell office:value-type="float" office:value="0.137284" calcext:value-type="float">
            <text:p>0.137284</text:p>
          </table:table-cell>
          <table:table-cell office:value-type="float" office:value="0.257457" calcext:value-type="float">
            <text:p>0.257457</text:p>
          </table:table-cell>
          <table:table-cell office:value-type="float" office:value="0.150362" calcext:value-type="float">
            <text:p>0.150362</text:p>
          </table:table-cell>
          <table:table-cell office:value-type="float" office:value="0.141191" calcext:value-type="float">
            <text:p>0.141191</text:p>
          </table:table-cell>
          <table:table-cell office:value-type="float" office:value="0.140078" calcext:value-type="float">
            <text:p>0.140078</text:p>
          </table:table-cell>
          <table:table-cell/>
        </table:table-row>
        <table:table-row table:style-name="ro2">
          <table:table-cell/>
          <table:table-cell office:value-type="float" office:value="2700" calcext:value-type="float">
            <text:p>2700</text:p>
          </table:table-cell>
          <table:table-cell office:value-type="float" office:value="0.137156" calcext:value-type="float">
            <text:p>0.137156</text:p>
          </table:table-cell>
          <table:table-cell office:value-type="float" office:value="0.257494" calcext:value-type="float">
            <text:p>0.257494</text:p>
          </table:table-cell>
          <table:table-cell office:value-type="float" office:value="0.150302" calcext:value-type="float">
            <text:p>0.150302</text:p>
          </table:table-cell>
          <table:table-cell office:value-type="float" office:value="0.14112" calcext:value-type="float">
            <text:p>0.14112</text:p>
          </table:table-cell>
          <table:table-cell office:value-type="float" office:value="0.140015" calcext:value-type="float">
            <text:p>0.140015</text:p>
          </table:table-cell>
          <table:table-cell/>
        </table:table-row>
        <table:table-row table:style-name="ro2">
          <table:table-cell/>
          <table:table-cell office:value-type="float" office:value="2800" calcext:value-type="float">
            <text:p>2800</text:p>
          </table:table-cell>
          <table:table-cell office:value-type="float" office:value="0.137035" calcext:value-type="float">
            <text:p>0.137035</text:p>
          </table:table-cell>
          <table:table-cell office:value-type="float" office:value="0.257522" calcext:value-type="float">
            <text:p>0.257522</text:p>
          </table:table-cell>
          <table:table-cell office:value-type="float" office:value="0.150246" calcext:value-type="float">
            <text:p>0.150246</text:p>
          </table:table-cell>
          <table:table-cell office:value-type="float" office:value="0.141055" calcext:value-type="float">
            <text:p>0.141055</text:p>
          </table:table-cell>
          <table:table-cell office:value-type="float" office:value="0.139958" calcext:value-type="float">
            <text:p>0.139958</text:p>
          </table:table-cell>
          <table:table-cell/>
        </table:table-row>
        <table:table-row table:style-name="ro2">
          <table:table-cell/>
          <table:table-cell office:value-type="float" office:value="2900" calcext:value-type="float">
            <text:p>2900</text:p>
          </table:table-cell>
          <table:table-cell office:value-type="float" office:value="0.136919" calcext:value-type="float">
            <text:p>0.136919</text:p>
          </table:table-cell>
          <table:table-cell office:value-type="float" office:value="0.257543" calcext:value-type="float">
            <text:p>0.257543</text:p>
          </table:table-cell>
          <table:table-cell office:value-type="float" office:value="0.150193" calcext:value-type="float">
            <text:p>0.150193</text:p>
          </table:table-cell>
          <table:table-cell office:value-type="float" office:value="0.140995" calcext:value-type="float">
            <text:p>0.140995</text:p>
          </table:table-cell>
          <table:table-cell office:value-type="float" office:value="0.139906" calcext:value-type="float">
            <text:p>0.139906</text:p>
          </table:table-cell>
          <table:table-cell/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office:value-type="float" office:value="0.13681" calcext:value-type="float">
            <text:p>0.13681</text:p>
          </table:table-cell>
          <table:table-cell office:value-type="float" office:value="0.257561" calcext:value-type="float">
            <text:p>0.257561</text:p>
          </table:table-cell>
          <table:table-cell office:value-type="float" office:value="0.150142" calcext:value-type="float">
            <text:p>0.150142</text:p>
          </table:table-cell>
          <table:table-cell office:value-type="float" office:value="0.140941" calcext:value-type="float">
            <text:p>0.140941</text:p>
          </table:table-cell>
          <table:table-cell office:value-type="float" office:value="0.13986" calcext:value-type="float">
            <text:p>0.13986</text:p>
          </table:table-cell>
          <table:table-cell/>
        </table:table-row>
        <table:table-row table:style-name="ro2">
          <table:table-cell/>
          <table:table-cell office:value-type="float" office:value="3100" calcext:value-type="float">
            <text:p>3100</text:p>
          </table:table-cell>
          <table:table-cell office:value-type="float" office:value="0.136705" calcext:value-type="float">
            <text:p>0.136705</text:p>
          </table:table-cell>
          <table:table-cell office:value-type="float" office:value="0.257577" calcext:value-type="float">
            <text:p>0.257577</text:p>
          </table:table-cell>
          <table:table-cell office:value-type="float" office:value="0.150095" calcext:value-type="float">
            <text:p>0.150095</text:p>
          </table:table-cell>
          <table:table-cell office:value-type="float" office:value="0.140892" calcext:value-type="float">
            <text:p>0.140892</text:p>
          </table:table-cell>
          <table:table-cell office:value-type="float" office:value="0.139818" calcext:value-type="float">
            <text:p>0.139818</text:p>
          </table:table-cell>
          <table:table-cell/>
        </table:table-row>
        <table:table-row table:style-name="ro2">
          <table:table-cell/>
          <table:table-cell office:value-type="float" office:value="3200" calcext:value-type="float">
            <text:p>3200</text:p>
          </table:table-cell>
          <table:table-cell office:value-type="float" office:value="0.136606" calcext:value-type="float">
            <text:p>0.136606</text:p>
          </table:table-cell>
          <table:table-cell office:value-type="float" office:value="0.257595" calcext:value-type="float">
            <text:p>0.257595</text:p>
          </table:table-cell>
          <table:table-cell office:value-type="float" office:value="0.150052" calcext:value-type="float">
            <text:p>0.150052</text:p>
          </table:table-cell>
          <table:table-cell office:value-type="float" office:value="0.140847" calcext:value-type="float">
            <text:p>0.140847</text:p>
          </table:table-cell>
          <table:table-cell office:value-type="float" office:value="0.139779" calcext:value-type="float">
            <text:p>0.139779</text:p>
          </table:table-cell>
          <table:table-cell/>
        </table:table-row>
        <table:table-row table:style-name="ro2">
          <table:table-cell/>
          <table:table-cell office:value-type="float" office:value="3300" calcext:value-type="float">
            <text:p>3300</text:p>
          </table:table-cell>
          <table:table-cell office:value-type="float" office:value="0.136509" calcext:value-type="float">
            <text:p>0.136509</text:p>
          </table:table-cell>
          <table:table-cell office:value-type="float" office:value="0.257615" calcext:value-type="float">
            <text:p>0.257615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0.140806" calcext:value-type="float">
            <text:p>0.140806</text:p>
          </table:table-cell>
          <table:table-cell office:value-type="float" office:value="0.139744" calcext:value-type="float">
            <text:p>0.139744</text:p>
          </table:table-cell>
          <table:table-cell/>
        </table:table-row>
        <table:table-row table:style-name="ro2">
          <table:table-cell/>
          <table:table-cell office:value-type="float" office:value="3400" calcext:value-type="float">
            <text:p>3400</text:p>
          </table:table-cell>
          <table:table-cell office:value-type="float" office:value="0.136417" calcext:value-type="float">
            <text:p>0.136417</text:p>
          </table:table-cell>
          <table:table-cell office:value-type="float" office:value="0.257638" calcext:value-type="float">
            <text:p>0.257638</text:p>
          </table:table-cell>
          <table:table-cell office:value-type="float" office:value="0.149973" calcext:value-type="float">
            <text:p>0.149973</text:p>
          </table:table-cell>
          <table:table-cell office:value-type="float" office:value="0.140768" calcext:value-type="float">
            <text:p>0.140768</text:p>
          </table:table-cell>
          <table:table-cell office:value-type="float" office:value="0.139713" calcext:value-type="float">
            <text:p>0.139713</text:p>
          </table:table-cell>
          <table:table-cell/>
        </table:table-row>
        <table:table-row table:style-name="ro2">
          <table:table-cell/>
          <table:table-cell office:value-type="float" office:value="3500" calcext:value-type="float">
            <text:p>3500</text:p>
          </table:table-cell>
          <table:table-cell office:value-type="float" office:value="0.136329" calcext:value-type="float">
            <text:p>0.136329</text:p>
          </table:table-cell>
          <table:table-cell office:value-type="float" office:value="0.257667" calcext:value-type="float">
            <text:p>0.257667</text:p>
          </table:table-cell>
          <table:table-cell office:value-type="float" office:value="0.149939" calcext:value-type="float">
            <text:p>0.149939</text:p>
          </table:table-cell>
          <table:table-cell office:value-type="float" office:value="0.140735" calcext:value-type="float">
            <text:p>0.140735</text:p>
          </table:table-cell>
          <table:table-cell office:value-type="float" office:value="0.139686" calcext:value-type="float">
            <text:p>0.139686</text:p>
          </table:table-cell>
          <table:table-cell/>
        </table:table-row>
        <table:table-row table:style-name="ro2">
          <table:table-cell/>
          <table:table-cell office:value-type="float" office:value="3600" calcext:value-type="float">
            <text:p>3600</text:p>
          </table:table-cell>
          <table:table-cell office:value-type="float" office:value="0.136245" calcext:value-type="float">
            <text:p>0.136245</text:p>
          </table:table-cell>
          <table:table-cell office:value-type="float" office:value="0.257701" calcext:value-type="float">
            <text:p>0.257701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140703" calcext:value-type="float">
            <text:p>0.140703</text:p>
          </table:table-cell>
          <table:table-cell office:value-type="float" office:value="0.139659" calcext:value-type="float">
            <text:p>0.139659</text:p>
          </table:table-cell>
          <table:table-cell/>
        </table:table-row>
        <table:table-row table:style-name="ro2">
          <table:table-cell/>
          <table:table-cell office:value-type="float" office:value="3700" calcext:value-type="float">
            <text:p>3700</text:p>
          </table:table-cell>
          <table:table-cell office:value-type="float" office:value="0.136163" calcext:value-type="float">
            <text:p>0.136163</text:p>
          </table:table-cell>
          <table:table-cell office:value-type="float" office:value="0.257742" calcext:value-type="float">
            <text:p>0.257742</text:p>
          </table:table-cell>
          <table:table-cell office:value-type="float" office:value="0.149878" calcext:value-type="float">
            <text:p>0.149878</text:p>
          </table:table-cell>
          <table:table-cell office:value-type="float" office:value="0.140675" calcext:value-type="float">
            <text:p>0.140675</text:p>
          </table:table-cell>
          <table:table-cell office:value-type="float" office:value="0.139636" calcext:value-type="float">
            <text:p>0.139636</text:p>
          </table:table-cell>
          <table:table-cell/>
        </table:table-row>
        <table:table-row table:style-name="ro2">
          <table:table-cell/>
          <table:table-cell office:value-type="float" office:value="3800" calcext:value-type="float">
            <text:p>3800</text:p>
          </table:table-cell>
          <table:table-cell office:value-type="float" office:value="0.136084" calcext:value-type="float">
            <text:p>0.136084</text:p>
          </table:table-cell>
          <table:table-cell office:value-type="float" office:value="0.257792" calcext:value-type="float">
            <text:p>0.257792</text:p>
          </table:table-cell>
          <table:table-cell office:value-type="float" office:value="0.149852" calcext:value-type="float">
            <text:p>0.149852</text:p>
          </table:table-cell>
          <table:table-cell office:value-type="float" office:value="0.140648" calcext:value-type="float">
            <text:p>0.140648</text:p>
          </table:table-cell>
          <table:table-cell office:value-type="float" office:value="0.139614" calcext:value-type="float">
            <text:p>0.139614</text:p>
          </table:table-cell>
          <table:table-cell/>
        </table:table-row>
        <table:table-row table:style-name="ro2">
          <table:table-cell/>
          <table:table-cell office:value-type="float" office:value="3900" calcext:value-type="float">
            <text:p>3900</text:p>
          </table:table-cell>
          <table:table-cell office:value-type="float" office:value="0.136008" calcext:value-type="float">
            <text:p>0.136008</text:p>
          </table:table-cell>
          <table:table-cell office:value-type="float" office:value="0.257851" calcext:value-type="float">
            <text:p>0.257851</text:p>
          </table:table-cell>
          <table:table-cell office:value-type="float" office:value="0.14983" calcext:value-type="float">
            <text:p>0.14983</text:p>
          </table:table-cell>
          <table:table-cell office:value-type="float" office:value="0.140626" calcext:value-type="float">
            <text:p>0.140626</text:p>
          </table:table-cell>
          <table:table-cell office:value-type="float" office:value="0.139596" calcext:value-type="float">
            <text:p>0.139596</text:p>
          </table:table-cell>
          <table:table-cell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office:value-type="float" office:value="0.135935" calcext:value-type="float">
            <text:p>0.135935</text:p>
          </table:table-cell>
          <table:table-cell office:value-type="float" office:value="0.257921" calcext:value-type="float">
            <text:p>0.257921</text:p>
          </table:table-cell>
          <table:table-cell office:value-type="float" office:value="0.149809" calcext:value-type="float">
            <text:p>0.149809</text:p>
          </table:table-cell>
          <table:table-cell office:value-type="float" office:value="0.140605" calcext:value-type="float">
            <text:p>0.140605</text:p>
          </table:table-cell>
          <table:table-cell office:value-type="float" office:value="0.139578" calcext:value-type="float">
            <text:p>0.139578</text:p>
          </table:table-cell>
          <table:table-cell/>
        </table:table-row>
        <table:table-row table:style-name="ro2">
          <table:table-cell/>
          <table:table-cell office:value-type="float" office:value="4100" calcext:value-type="float">
            <text:p>4100</text:p>
          </table:table-cell>
          <table:table-cell office:value-type="float" office:value="0.135863" calcext:value-type="float">
            <text:p>0.135863</text:p>
          </table:table-cell>
          <table:table-cell office:value-type="float" office:value="0.258001" calcext:value-type="float">
            <text:p>0.258001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0.140585" calcext:value-type="float">
            <text:p>0.140585</text:p>
          </table:table-cell>
          <table:table-cell office:value-type="float" office:value="0.139562" calcext:value-type="float">
            <text:p>0.139562</text:p>
          </table:table-cell>
          <table:table-cell/>
        </table:table-row>
        <table:table-row table:style-name="ro2">
          <table:table-cell/>
          <table:table-cell office:value-type="float" office:value="4200" calcext:value-type="float">
            <text:p>4200</text:p>
          </table:table-cell>
          <table:table-cell office:value-type="float" office:value="0.135793" calcext:value-type="float">
            <text:p>0.135793</text:p>
          </table:table-cell>
          <table:table-cell office:value-type="float" office:value="0.258092" calcext:value-type="float">
            <text:p>0.258092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0.140567" calcext:value-type="float">
            <text:p>0.140567</text:p>
          </table:table-cell>
          <table:table-cell office:value-type="float" office:value="0.139548" calcext:value-type="float">
            <text:p>0.139548</text:p>
          </table:table-cell>
          <table:table-cell/>
        </table:table-row>
        <table:table-row table:style-name="ro2">
          <table:table-cell/>
          <table:table-cell office:value-type="float" office:value="4300" calcext:value-type="float">
            <text:p>4300</text:p>
          </table:table-cell>
          <table:table-cell office:value-type="float" office:value="0.135726" calcext:value-type="float">
            <text:p>0.135726</text:p>
          </table:table-cell>
          <table:table-cell office:value-type="float" office:value="0.258195" calcext:value-type="float">
            <text:p>0.258195</text:p>
          </table:table-cell>
          <table:table-cell office:value-type="float" office:value="0.149761" calcext:value-type="float">
            <text:p>0.149761</text:p>
          </table:table-cell>
          <table:table-cell office:value-type="float" office:value="0.140551" calcext:value-type="float">
            <text:p>0.140551</text:p>
          </table:table-cell>
          <table:table-cell office:value-type="float" office:value="0.139535" calcext:value-type="float">
            <text:p>0.139535</text:p>
          </table:table-cell>
          <table:table-cell/>
        </table:table-row>
        <table:table-row table:style-name="ro2">
          <table:table-cell/>
          <table:table-cell office:value-type="float" office:value="4400" calcext:value-type="float">
            <text:p>4400</text:p>
          </table:table-cell>
          <table:table-cell office:value-type="float" office:value="0.135661" calcext:value-type="float">
            <text:p>0.135661</text:p>
          </table:table-cell>
          <table:table-cell office:value-type="float" office:value="0.258309" calcext:value-type="float">
            <text:p>0.258309</text:p>
          </table:table-cell>
          <table:table-cell office:value-type="float" office:value="0.149749" calcext:value-type="float">
            <text:p>0.149749</text:p>
          </table:table-cell>
          <table:table-cell office:value-type="float" office:value="0.140537" calcext:value-type="float">
            <text:p>0.140537</text:p>
          </table:table-cell>
          <table:table-cell office:value-type="float" office:value="0.139523" calcext:value-type="float">
            <text:p>0.139523</text:p>
          </table:table-cell>
          <table:table-cell/>
        </table:table-row>
        <table:table-row table:style-name="ro2">
          <table:table-cell/>
          <table:table-cell office:value-type="float" office:value="4500" calcext:value-type="float">
            <text:p>4500</text:p>
          </table:table-cell>
          <table:table-cell office:value-type="float" office:value="0.135598" calcext:value-type="float">
            <text:p>0.135598</text:p>
          </table:table-cell>
          <table:table-cell office:value-type="float" office:value="0.258437" calcext:value-type="float">
            <text:p>0.258437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140522" calcext:value-type="float">
            <text:p>0.140522</text:p>
          </table:table-cell>
          <table:table-cell office:value-type="float" office:value="0.139513" calcext:value-type="float">
            <text:p>0.139513</text:p>
          </table:table-cell>
          <table:table-cell/>
        </table:table-row>
        <table:table-row table:style-name="ro2">
          <table:table-cell/>
          <table:table-cell office:value-type="float" office:value="4600" calcext:value-type="float">
            <text:p>4600</text:p>
          </table:table-cell>
          <table:table-cell office:value-type="float" office:value="0.135536" calcext:value-type="float">
            <text:p>0.135536</text:p>
          </table:table-cell>
          <table:table-cell office:value-type="float" office:value="0.258577" calcext:value-type="float">
            <text:p>0.258577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0.14051" calcext:value-type="float">
            <text:p>0.14051</text:p>
          </table:table-cell>
          <table:table-cell office:value-type="float" office:value="0.139503" calcext:value-type="float">
            <text:p>0.139503</text:p>
          </table:table-cell>
          <table:table-cell/>
        </table:table-row>
        <table:table-row table:style-name="ro2">
          <table:table-cell/>
          <table:table-cell office:value-type="float" office:value="4700" calcext:value-type="float">
            <text:p>4700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25873" calcext:value-type="float">
            <text:p>0.25873</text:p>
          </table:table-cell>
          <table:table-cell office:value-type="float" office:value="0.149727" calcext:value-type="float">
            <text:p>0.149727</text:p>
          </table:table-cell>
          <table:table-cell office:value-type="float" office:value="0.140499" calcext:value-type="float">
            <text:p>0.140499</text:p>
          </table:table-cell>
          <table:table-cell office:value-type="float" office:value="0.139495" calcext:value-type="float">
            <text:p>0.139495</text:p>
          </table:table-cell>
          <table:table-cell/>
        </table:table-row>
        <table:table-row table:style-name="ro2">
          <table:table-cell/>
          <table:table-cell office:value-type="float" office:value="4800" calcext:value-type="float">
            <text:p>4800</text:p>
          </table:table-cell>
          <table:table-cell office:value-type="float" office:value="0.135418" calcext:value-type="float">
            <text:p>0.135418</text:p>
          </table:table-cell>
          <table:table-cell office:value-type="float" office:value="0.258897" calcext:value-type="float">
            <text:p>0.258897</text:p>
          </table:table-cell>
          <table:table-cell office:value-type="float" office:value="0.149722" calcext:value-type="float">
            <text:p>0.149722</text:p>
          </table:table-cell>
          <table:table-cell office:value-type="float" office:value="0.140489" calcext:value-type="float">
            <text:p>0.140489</text:p>
          </table:table-cell>
          <table:table-cell office:value-type="float" office:value="0.139487" calcext:value-type="float">
            <text:p>0.139487</text:p>
          </table:table-cell>
          <table:table-cell/>
        </table:table-row>
        <table:table-row table:style-name="ro2">
          <table:table-cell/>
          <table:table-cell office:value-type="float" office:value="4900" calcext:value-type="float">
            <text:p>4900</text:p>
          </table:table-cell>
          <table:table-cell office:value-type="float" office:value="0.135361" calcext:value-type="float">
            <text:p>0.135361</text:p>
          </table:table-cell>
          <table:table-cell office:value-type="float" office:value="0.259077" calcext:value-type="float">
            <text:p>0.259077</text:p>
          </table:table-cell>
          <table:table-cell office:value-type="float" office:value="0.149719" calcext:value-type="float">
            <text:p>0.149719</text:p>
          </table:table-cell>
          <table:table-cell office:value-type="float" office:value="0.14048" calcext:value-type="float">
            <text:p>0.14048</text:p>
          </table:table-cell>
          <table:table-cell office:value-type="float" office:value="0.13948" calcext:value-type="float">
            <text:p>0.13948</text:p>
          </table:table-cell>
          <table:table-cell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135305" calcext:value-type="float">
            <text:p>0.135305</text:p>
          </table:table-cell>
          <table:table-cell office:value-type="float" office:value="0.259272" calcext:value-type="float">
            <text:p>0.259272</text:p>
          </table:table-cell>
          <table:table-cell office:value-type="float" office:value="0.149719" calcext:value-type="float">
            <text:p>0.149719</text:p>
          </table:table-cell>
          <table:table-cell office:value-type="float" office:value="0.140472" calcext:value-type="float">
            <text:p>0.140472</text:p>
          </table:table-cell>
          <table:table-cell office:value-type="float" office:value="0.139474" calcext:value-type="float">
            <text:p>0.139474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Kaggle Public Score</text:p>
          </table:table-cell>
          <table:table-cell/>
          <table:table-cell office:value-type="float" office:value="0.91029" calcext:value-type="float">
            <text:p>0.91029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0891" calcext:value-type="float">
            <text:p>0.90891</text:p>
          </table:table-cell>
          <table:table-cell office:value-type="float" office:value="0.91052" calcext:value-type="float">
            <text:p>0.91052</text:p>
          </table:table-cell>
          <table:table-cell office:value-type="float" office:value="0.91013" calcext:value-type="float">
            <text:p>0.910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1:02:54.301974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9:53.997947907</meta:creation-date>
    <dc:date>2018-04-22T12:13:03.504977545</dc:date>
    <meta:editing-duration>PT1H47M40S</meta:editing-duration>
    <meta:editing-cycles>14</meta:editing-cycles>
    <meta:generator>LibreOffice/5.1.6.2$Linux_X86_64 LibreOffice_project/10m0$Build-2</meta:generator>
    <meta:document-statistic meta:table-count="1" meta:cell-count="318" meta:object-count="0"/>
  </office:meta>
</office:document-meta>
</file>